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f5184"/>
    </style:style>
    <style:style style:name="P2" style:family="paragraph" style:parent-style-name="Standard">
      <style:text-properties fo:font-weight="bold" officeooo:paragraph-rsid="001f5184" style:font-weight-asian="bold"/>
    </style:style>
    <style:style style:name="P3" style:family="paragraph" style:parent-style-name="Standard">
      <style:text-properties fo:font-weight="bold" officeooo:rsid="0020c604" officeooo:paragraph-rsid="0020c604" style:font-weight-asian="bold"/>
    </style:style>
    <style:style style:name="P4" style:family="paragraph" style:parent-style-name="Standard">
      <style:text-properties fo:font-weight="bold" officeooo:rsid="0022b66c" officeooo:paragraph-rsid="0022b66c" style:font-weight-asian="bold" style:font-weight-complex="bold"/>
    </style:style>
    <style:style style:name="P5" style:family="paragraph" style:parent-style-name="Standard">
      <style:text-properties fo:font-weight="bold" officeooo:rsid="00243496" officeooo:paragraph-rsid="00243496" style:font-weight-asian="bold" style:font-weight-complex="bold"/>
    </style:style>
    <style:style style:name="P6" style:family="paragraph" style:parent-style-name="Standard">
      <style:text-properties fo:font-weight="bold" officeooo:rsid="00293f60" officeooo:paragraph-rsid="00293f60" style:font-weight-asian="bold" style:font-weight-complex="bold"/>
    </style:style>
    <style:style style:name="P7" style:family="paragraph" style:parent-style-name="Standard">
      <style:text-properties fo:font-weight="bold" officeooo:rsid="002a7194" officeooo:paragraph-rsid="002a7194" style:font-weight-asian="bold" style:font-weight-complex="bold"/>
    </style:style>
    <style:style style:name="P8" style:family="paragraph" style:parent-style-name="Standard">
      <style:text-properties fo:font-weight="bold" officeooo:rsid="002a7194" officeooo:paragraph-rsid="002bcf33" style:font-weight-asian="bold" style:font-weight-complex="bold"/>
    </style:style>
    <style:style style:name="P9" style:family="paragraph" style:parent-style-name="Standard">
      <style:text-properties fo:font-weight="bold" officeooo:rsid="00323ef9" officeooo:paragraph-rsid="00323ef9" style:font-weight-asian="bold" style:font-weight-complex="bold"/>
    </style:style>
    <style:style style:name="P10" style:family="paragraph" style:parent-style-name="Standard">
      <style:text-properties fo:font-weight="normal" officeooo:rsid="0020c604" officeooo:paragraph-rsid="0020c604" style:font-weight-asian="normal" style:font-weight-complex="normal"/>
    </style:style>
    <style:style style:name="P11" style:family="paragraph" style:parent-style-name="Standard">
      <style:text-properties officeooo:paragraph-rsid="0022b66c"/>
    </style:style>
    <style:style style:name="P12" style:family="paragraph" style:parent-style-name="Standard">
      <style:text-properties officeooo:rsid="0022b66c" officeooo:paragraph-rsid="0022b66c"/>
    </style:style>
    <style:style style:name="P13" style:family="paragraph" style:parent-style-name="Standard">
      <style:text-properties officeooo:rsid="00237780" officeooo:paragraph-rsid="00237780"/>
    </style:style>
    <style:style style:name="P14" style:family="paragraph" style:parent-style-name="Standard">
      <style:text-properties officeooo:rsid="00243496" officeooo:paragraph-rsid="00243496"/>
    </style:style>
    <style:style style:name="P15" style:family="paragraph" style:parent-style-name="Standard">
      <style:text-properties officeooo:rsid="00243496" officeooo:paragraph-rsid="0025c3b0"/>
    </style:style>
    <style:style style:name="P16" style:family="paragraph" style:parent-style-name="Standard">
      <style:text-properties officeooo:rsid="00243496" officeooo:paragraph-rsid="002909ff"/>
    </style:style>
    <style:style style:name="P17" style:family="paragraph" style:parent-style-name="Standard">
      <style:text-properties officeooo:rsid="00293f60" officeooo:paragraph-rsid="00293f60"/>
    </style:style>
    <style:style style:name="P18" style:family="paragraph" style:parent-style-name="Standard">
      <style:text-properties officeooo:rsid="002a7194" officeooo:paragraph-rsid="002a7194"/>
    </style:style>
    <style:style style:name="P19" style:family="paragraph" style:parent-style-name="Standard">
      <style:text-properties officeooo:rsid="002a7194" officeooo:paragraph-rsid="002bcf33"/>
    </style:style>
    <style:style style:name="P20" style:family="paragraph" style:parent-style-name="Standard">
      <style:text-properties officeooo:rsid="0030a6b4" officeooo:paragraph-rsid="00323ef9"/>
    </style:style>
    <style:style style:name="P21" style:family="paragraph" style:parent-style-name="Standard">
      <style:text-properties officeooo:rsid="00323ef9" officeooo:paragraph-rsid="00323ef9"/>
    </style:style>
    <style:style style:name="T1" style:family="text">
      <style:text-properties fo:font-weight="bold" style:font-weight-asian="bold"/>
    </style:style>
    <style:style style:name="T2" style:family="text">
      <style:text-properties fo:font-weight="bold" officeooo:rsid="001f5184" style:font-weight-asian="bold"/>
    </style:style>
    <style:style style:name="T3" style:family="text">
      <style:text-properties officeooo:rsid="001f5184"/>
    </style:style>
    <style:style style:name="T4" style:family="text">
      <style:text-properties officeooo:rsid="0020c604"/>
    </style:style>
    <style:style style:name="T5" style:family="text">
      <style:text-properties officeooo:rsid="0022b66c"/>
    </style:style>
    <style:style style:name="T6" style:family="text">
      <style:text-properties officeooo:rsid="00237780"/>
    </style:style>
    <style:style style:name="T7" style:family="text">
      <style:text-properties officeooo:rsid="0025c3b0"/>
    </style:style>
    <style:style style:name="T8" style:family="text">
      <style:text-properties officeooo:rsid="002909ff"/>
    </style:style>
    <style:style style:name="T9" style:family="text">
      <style:text-properties officeooo:rsid="002a7194"/>
    </style:style>
    <style:style style:name="T10" style:family="text">
      <style:text-properties officeooo:rsid="002bcf33"/>
    </style:style>
    <style:style style:name="T11" style:family="text">
      <style:text-properties officeooo:rsid="002c3790"/>
    </style:style>
    <style:style style:name="T12" style:family="text">
      <style:text-properties officeooo:rsid="00323ef9"/>
    </style:style>
    <style:style style:name="T13" style:family="text">
      <style:text-properties officeooo:rsid="00340e60"/>
    </style:style>
    <style:style style:name="T14" style:family="text">
      <style:text-properties officeooo:rsid="00367e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lide 0:</text:p>
      <text:p text:style-name="P3"/>
      <text:p text:style-name="P10">Bonjour to everyone, today here I will first briefly introduce the general aim of my thesis and then I will give you an idea of the topic I'm currently working on.</text:p>
      <text:p text:style-name="P2"/>
      <text:p text:style-name="P2">Slide 1:</text:p>
      <text:p text:style-name="P1"/>
      <text:p text:style-name="P1">Voting rules are formal means to aggregate preferences of a group of voters into a collective decision. But which rule to use is a difficult question and it depends on the conception of justice of the concerned society or committee. No rule can be considered the best independent of the context.</text:p>
      <text:p text:style-name="P1"/>
      <text:p text:style-name="P1"><text:span text:style-name="T4">A voting rule</text:span> can be characterized by a set of axioms, <text:span text:style-name="T4">and this allow us </text:span>to study the properties <text:span text:style-name="T4">it</text:span> satisfie<text:span text:style-name="T4">s</text:span>. </text:p>
      <text:p text:style-name="P1"/>
      <text:p text:style-name="P1">But the choice of which axioms should be satisfied should not be left to scientists. So, methods to present axioms and their consequences to non-expert users must be implemented.</text:p>
      <text:p text:style-name="P1"/>
      <text:p text:style-name="P1">Moreover we cannot simply ask the committee which axioms it likes, because it is <text:span text:style-name="T4">difficult</text:span> to see the consequences of accepting a set of axioms. So <text:span text:style-name="T5">we have to use t</text:span>echniques that can capture <text:span text:style-name="T5">and infer</text:span> informal subjective preferences <text:span text:style-name="T5">and translate them </text:span>into formal models.</text:p>
      <text:p text:style-name="P1"/>
      <text:p text:style-name="P1"><text:span text:style-name="T1">Slide </text:span><text:span text:style-name="T2">2</text:span><text:span text:style-name="T1">:</text:span></text:p>
      <text:p text:style-name="P1"/>
      <text:p text:style-name="P11"><text:span text:style-name="T3">One approach to the problem rely on</text:span> finding incompatible <text:span text:style-name="T5">properties</text:span> o<text:span text:style-name="T5">f a</text:span> voting rule. <text:span text:style-name="T5">And use a counter example that shows this </text:span>impossibility results <text:span text:style-name="T5">for several reasons:</text:span> <text:span text:style-name="T5">for</text:span> proving <text:span text:style-name="T5">the user</text:span> that she cannot have everything. <text:span text:style-name="T5">Or </text:span>for explain <text:span text:style-name="T5">her</text:span> why a voting rule in a particular context is better than another one. Or <text:span text:style-name="T5">also </text:span>we can use inconsistencies for elicitation purposes: so for querying the user and infer her preferences from her answers. </text:p>
      <text:p text:style-name="P11"/>
      <text:p text:style-name="P4">Slide 3:</text:p>
      <text:p text:style-name="P12"/>
      <text:p text:style-name="P12">Elicitation, inferring the true preference of a voter, plays an important role when we don’t know <text:span text:style-name="T6">everything about</text:span> her preference. </text:p>
      <text:p text:style-name="P12"/>
      <text:p text:style-name="P13">In the most general setting the process of determine a winner involves 2 kind of players:</text:p>
      <text:p text:style-name="P13">- a set of voters that have preferences among the alternatives</text:p>
      <text:p text:style-name="P13">- a committee that decide how to aggregate these preference in order to elect a candidate</text:p>
      <text:p text:style-name="P13"/>
      <text:p text:style-name="P13">In the particular setting of my current work we assume that each of the voters has a true preference order, and the committee (that speaks through its leader, <text:span text:style-name="T10">so </text:span>it has only one voice) has a scoring rule in mind.</text:p>
      <text:p text:style-name="P13"/>
      <text:p text:style-name="P5">Slide 4:</text:p>
      <text:p text:style-name="P14"/>
      <text:p text:style-name="P16">But we know only partial information about both. So we know some constraints on weights <text:span text:style-name="T8">and some partial preference of voters.</text:span></text:p>
      <text:p text:style-name="P15"/>
      <text:p text:style-name="P15"><text:span text:style-name="T7">Consider as an example a case in which the council of a city want to build a community allotment and they have to decide what to grow. The residents of the neighborhood, here alice and bob, have some preferences, and there is a committee who has to decide how to aggregate them.</text:span></text:p>
      <text:p text:style-name="P15"/>
      <text:p text:style-name="P16"><text:soft-page-break/><text:span text:style-name="T8">F</text:span>or <text:span text:style-name="T8">instance</text:span> here we know the weight associated to the first position must be at least twice the one of the second position; or that the difference between the weight of the first and second positions must be at least as much as the one between the second and third, that is basically requiring the weights sequence to be convex. <text:span text:style-name="T7">And also we know that alice prefers salad to carrot to eggplants but we only know that bob prefers salad to carrot. He actually prefers salad to eggplant to carrot but we don’t know it.</text:span></text:p>
      <text:p text:style-name="P16"/>
      <text:p text:style-name="P17">So in this setting the goal of the procedure we are working on is to construct a querying strategy based on minimax regret that allow us to determine a robust winner.</text:p>
      <text:p text:style-name="P17"/>
      <text:p text:style-name="P6">Slide 5:</text:p>
      <text:p text:style-name="P17"/>
      <text:p text:style-name="P17">What is minimax regret? Let’s first say that the score of an alternative under a complete profile <text:span text:style-name="T10">and a scoring vector </text:span>is the sum of the weights in all ranks. </text:p>
      <text:p text:style-name="P17"/>
      <text:p text:style-name="P17">The pairwise max <text:span text:style-name="T9">regret a;b <text:s/>is the maximum regret of choosing a instead of b over all the possible completion of the profile and choose of the weights.</text:span></text:p>
      <text:p text:style-name="P17"/>
      <text:p text:style-name="P18">The max regret of an alternative is the maximum of this values, so it is the regret of choosing a instead any other alternative.</text:p>
      <text:p text:style-name="P18"/>
      <text:p text:style-name="P18">We select as a winner the alternative that minimize this value.</text:p>
      <text:p text:style-name="P18"/>
      <text:p text:style-name="P7">Slide 6:</text:p>
      <text:p text:style-name="P18"/>
      <text:p text:style-name="P19">Going back to the example <text:span text:style-name="T10">there are three different ways to complete the profile. Cause we can place the eggplant in Bob’s preference order either above the salad, below the carrot or between the two.</text:span></text:p>
      <text:p text:style-name="P19"/>
      <text:p text:style-name="P8"><text:span text:style-name="T10">Slide 7:</text:span></text:p>
      <text:p text:style-name="P19"/>
      <text:p text:style-name="P19"><text:span text:style-name="T11">With this in mind we can see the minimax regret calculation as a game where there is an evil adversary that choose a completion for the profile and a scoring vector in order to let us regret the most. <text:s/></text:span></text:p>
      <text:p text:style-name="P19"/>
      <text:p text:style-name="P20">Let’s compute the maximum regret associated to the carrot, <text:span text:style-name="T12">it is the max between the regret of choosing it instead of the salad and choosing it instead of the eggplant. In the first case the worst completion would be the third one, the one in which the gap between the two is the largest. In the latter similarly the adversary could complete the profile placing the eggplant in first position. In both cases he can choose a scoring vector such that the difference of scores is the greatest.</text:span></text:p>
      <text:p text:style-name="P20"/>
      <text:p text:style-name="P21">Finally the minimal max regret is the one associated to the salad so it is selected as a winner.</text:p>
      <text:p text:style-name="P21"/>
      <text:p text:style-name="P9">Slide 8:</text:p>
      <text:p text:style-name="P21"/>
      <text:p text:style-name="P21">Again the goal is to use this procedure in order to question either the voters <text:span text:style-name="T14">or</text:span> the committee in a clever way and determine a robust winner.</text:p>
      <text:p text:style-name="P21"><text:line-break/>There are already work on incomplete profiles where the weights are known, and work on uncertain scoring rules under complete profiles. But we don’t know yet a method that <text:span text:style-name="T13">consider both source of uncertainty at the same time.</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5:40:55.429464392</meta:creation-date>
    <dc:date>2018-12-18T17:30:51.129802187</dc:date>
    <meta:editing-duration>PT3H31M22S</meta:editing-duration>
    <meta:editing-cycles>5</meta:editing-cycles>
    <meta:generator>LibreOffice/5.1.6.2$Linux_X86_64 LibreOffice_project/10m0$Build-2</meta:generator>
    <meta:document-statistic meta:table-count="0" meta:image-count="0" meta:object-count="0" meta:page-count="2" meta:paragraph-count="34" meta:word-count="910" meta:character-count="5062" meta:non-whitespace-character-count="4176"/>
  </office:meta>
</office:document-meta>
</file>